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Contain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tainer.FastJsonContainer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taine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tainer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tainer.setFilters( PropertyPreFilters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